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4" office:value-type="string">
            <text:p>C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RAND()" office:value-type="float" office:value="0.402215160429478">
            <text:p>0,4022151604</text:p>
          </table:table-cell>
          <table:table-cell table:formula="of:=RAND()" office:value-type="float" office:value="0.124357450287789">
            <text:p>0,1243574503</text:p>
          </table:table-cell>
          <table:table-cell table:formula="of:=RAND()" office:value-type="float" office:value="0.134945354191586">
            <text:p>0,134945354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RAND()" office:value-type="float" office:value="0.514160630293191">
            <text:p>0,5141606303</text:p>
          </table:table-cell>
          <table:table-cell table:formula="of:=RAND()" office:value-type="float" office:value="0.510569070000201">
            <text:p>0,51056907</text:p>
          </table:table-cell>
          <table:table-cell table:formula="of:=RAND()" office:value-type="float" office:value="0.959346522577107">
            <text:p>0,959346522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RAND()" office:value-type="float" office:value="0.242160676280037">
            <text:p>0,2421606763</text:p>
          </table:table-cell>
          <table:table-cell table:formula="of:=RAND()" office:value-type="float" office:value="0.424468291923404">
            <text:p>0,4244682919</text:p>
          </table:table-cell>
          <table:table-cell table:formula="of:=RAND()" office:value-type="float" office:value="0.532095176167786">
            <text:p>0,532095176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RAND()" office:value-type="float" office:value="0.137588583631441">
            <text:p>0,1375885836</text:p>
          </table:table-cell>
          <table:table-cell table:formula="of:=RAND()" office:value-type="float" office:value="0.686878545442596">
            <text:p>0,6868785454</text:p>
          </table:table-cell>
          <table:table-cell table:formula="of:=RAND()" office:value-type="float" office:value="0.723182504065335">
            <text:p>0,723182504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RAND()" office:value-type="float" office:value="0.635979988845065">
            <text:p>0,6359799888</text:p>
          </table:table-cell>
          <table:table-cell table:formula="of:=RAND()" office:value-type="float" office:value="0.421997785801068">
            <text:p>0,4219977858</text:p>
          </table:table-cell>
          <table:table-cell table:formula="of:=RAND()" office:value-type="float" office:value="0.654716707766056">
            <text:p>0,654716707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RAND()" office:value-type="float" office:value="0.702116682659835">
            <text:p>0,7021166827</text:p>
          </table:table-cell>
          <table:table-cell table:formula="of:=RAND()" office:value-type="float" office:value="0.469685981050134">
            <text:p>0,4696859811</text:p>
          </table:table-cell>
          <table:table-cell table:formula="of:=RAND()" office:value-type="float" office:value="0.287764790235087">
            <text:p>0,287764790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RAND()" office:value-type="float" office:value="0.214505895040929">
            <text:p>0,214505895</text:p>
          </table:table-cell>
          <table:table-cell table:formula="of:=RAND()" office:value-type="float" office:value="0.877556458581239">
            <text:p>0,8775564586</text:p>
          </table:table-cell>
          <table:table-cell table:formula="of:=RAND()" office:value-type="float" office:value="0.380945435026661">
            <text:p>0,38094543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RAND()" office:value-type="float" office:value="0.147723997011781">
            <text:p>0,147723997</text:p>
          </table:table-cell>
          <table:table-cell table:formula="of:=RAND()" office:value-type="float" office:value="0.0213105592411011">
            <text:p>0,0213105592</text:p>
          </table:table-cell>
          <table:table-cell table:formula="of:=RAND()" office:value-type="float" office:value="0.540521372109652">
            <text:p>0,540521372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RAND()" office:value-type="float" office:value="0.258457608986646">
            <text:p>0,258457609</text:p>
          </table:table-cell>
          <table:table-cell table:formula="of:=RAND()" office:value-type="float" office:value="0.939188327174634">
            <text:p>0,9391883272</text:p>
          </table:table-cell>
          <table:table-cell table:formula="of:=RAND()" office:value-type="float" office:value="0.483774659922347">
            <text:p>0,48377465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RAND()" office:value-type="float" office:value="0.339425223181024">
            <text:p>0,3394252232</text:p>
          </table:table-cell>
          <table:table-cell table:formula="of:=RAND()" office:value-type="float" office:value="0.552810590714216">
            <text:p>0,5528105907</text:p>
          </table:table-cell>
          <table:table-cell table:formula="of:=RAND()" office:value-type="float" office:value="0.795277532888576">
            <text:p>0,79527753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RAND()" office:value-type="float" office:value="0.907571709016338">
            <text:p>0,907571709</text:p>
          </table:table-cell>
          <table:table-cell table:formula="of:=RAND()" office:value-type="float" office:value="0.801388637861237">
            <text:p>0,8013886379</text:p>
          </table:table-cell>
          <table:table-cell table:formula="of:=RAND()" office:value-type="float" office:value="0.168814612319693">
            <text:p>0,16881461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RAND()" office:value-type="float" office:value="0.472613888792694">
            <text:p>0,4726138888</text:p>
          </table:table-cell>
          <table:table-cell table:formula="of:=RAND()" office:value-type="float" office:value="0.349090100033209">
            <text:p>0,3490901</text:p>
          </table:table-cell>
          <table:table-cell table:formula="of:=RAND()" office:value-type="float" office:value="0.558671512408182">
            <text:p>0,558671512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RAND()" office:value-type="float" office:value="0.360211145598441">
            <text:p>0,3602111456</text:p>
          </table:table-cell>
          <table:table-cell table:formula="of:=RAND()" office:value-type="float" office:value="0.724920644890517">
            <text:p>0,7249206449</text:p>
          </table:table-cell>
          <table:table-cell table:formula="of:=RAND()" office:value-type="float" office:value="0.80172490212135">
            <text:p>0,80172490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RAND()" office:value-type="float" office:value="0.705498625524342">
            <text:p>0,7054986255</text:p>
          </table:table-cell>
          <table:table-cell table:formula="of:=RAND()" office:value-type="float" office:value="0.79553624195978">
            <text:p>0,795536242</text:p>
          </table:table-cell>
          <table:table-cell table:formula="of:=RAND()" office:value-type="float" office:value="0.0791734564118087">
            <text:p>0,079173456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RAND()" office:value-type="float" office:value="0.606918250210583">
            <text:p>0,6069182502</text:p>
          </table:table-cell>
          <table:table-cell table:formula="of:=RAND()" office:value-type="float" office:value="0.371277617523447">
            <text:p>0,3712776175</text:p>
          </table:table-cell>
          <table:table-cell table:formula="of:=RAND()" office:value-type="float" office:value="0.494467410026118">
            <text:p>0,494467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RAND()" office:value-type="float" office:value="0.894293599296361">
            <text:p>0,8942935993</text:p>
          </table:table-cell>
          <table:table-cell table:formula="of:=RAND()" office:value-type="float" office:value="0.830731915542856">
            <text:p>0,8307319155</text:p>
          </table:table-cell>
          <table:table-cell table:formula="of:=RAND()" office:value-type="float" office:value="0.853923224145547">
            <text:p>0,85392322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RAND()" office:value-type="float" office:value="0.525879144202918">
            <text:p>0,5258791442</text:p>
          </table:table-cell>
          <table:table-cell table:formula="of:=RAND()" office:value-type="float" office:value="0.42401183815673">
            <text:p>0,4240118382</text:p>
          </table:table-cell>
          <table:table-cell table:formula="of:=RAND()" office:value-type="float" office:value="0.970697434619069">
            <text:p>0,97069743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RAND()" office:value-type="float" office:value="0.798817706061527">
            <text:p>0,7988177061</text:p>
          </table:table-cell>
          <table:table-cell table:formula="of:=RAND()" office:value-type="float" office:value="0.92684547114186">
            <text:p>0,9268454711</text:p>
          </table:table-cell>
          <table:table-cell table:formula="of:=RAND()" office:value-type="float" office:value="0.61608860315755">
            <text:p>0,616088603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RAND()" office:value-type="float" office:value="0.243311459664255">
            <text:p>0,2433114597</text:p>
          </table:table-cell>
          <table:table-cell table:formula="of:=RAND()" office:value-type="float" office:value="0.724482687423006">
            <text:p>0,7244826874</text:p>
          </table:table-cell>
          <table:table-cell table:formula="of:=RAND()" office:value-type="float" office:value="0.887296288972721">
            <text:p>0,8872962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RAND()" office:value-type="float" office:value="0.178098675096408">
            <text:p>0,1780986751</text:p>
          </table:table-cell>
          <table:table-cell table:formula="of:=RAND()" office:value-type="float" office:value="0.177652112673968">
            <text:p>0,1776521127</text:p>
          </table:table-cell>
          <table:table-cell table:formula="of:=RAND()" office:value-type="float" office:value="0.0894360572565347">
            <text:p>0,0894360573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.02.2018</text:date>, <text:time>12:07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pławski</meta:initial-creator>
    <meta:creation-date>2018-02-26T11:52:02.75</meta:creation-date>
    <meta:generator>OpenOffice/4.1.5$Win32 OpenOffice.org_project/415m1$Build-9789</meta:generator>
    <meta:document-statistic meta:table-count="3" meta:cell-count="84" meta:object-count="0"/>
  </office:meta>
</office:document-meta>
</file>